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06b8" officeooo:paragraph-rsid="000e06b8"/>
    </style:style>
    <style:style style:name="P2" style:family="paragraph" style:parent-style-name="Standard">
      <style:text-properties officeooo:rsid="000c3ab0" officeooo:paragraph-rsid="000c3ab0"/>
    </style:style>
    <style:style style:name="P3" style:family="paragraph" style:parent-style-name="Standard">
      <style:text-properties officeooo:rsid="00171a70" officeooo:paragraph-rsid="00171a70"/>
    </style:style>
    <style:style style:name="P4" style:family="paragraph" style:parent-style-name="Standard">
      <style:text-properties officeooo:rsid="00295fa0" officeooo:paragraph-rsid="00295fa0"/>
    </style:style>
    <style:style style:name="P5" style:family="paragraph" style:parent-style-name="Text_20_body">
      <style:text-properties officeooo:rsid="001b9781" officeooo:paragraph-rsid="001b9781"/>
    </style:style>
    <style:style style:name="P6" style:family="paragraph" style:parent-style-name="Text_20_body">
      <style:text-properties officeooo:rsid="00204f2a" officeooo:paragraph-rsid="00204f2a"/>
    </style:style>
    <style:style style:name="P7" style:family="paragraph" style:parent-style-name="Text_20_body">
      <style:text-properties officeooo:paragraph-rsid="0024dcb0"/>
    </style:style>
    <style:style style:name="P8" style:family="paragraph" style:parent-style-name="Text_20_body">
      <style:text-properties officeooo:rsid="0030547f" officeooo:paragraph-rsid="0032abfb"/>
    </style:style>
    <style:style style:name="P9" style:family="paragraph" style:parent-style-name="Text_20_body">
      <style:text-properties officeooo:rsid="00332bfb" officeooo:paragraph-rsid="00332bfb"/>
    </style:style>
    <style:style style:name="P10" style:family="paragraph" style:parent-style-name="Text_20_body">
      <style:text-properties officeooo:rsid="0042733a" officeooo:paragraph-rsid="0042733a"/>
    </style:style>
    <style:style style:name="P11" style:family="paragraph" style:parent-style-name="Text_20_body">
      <style:text-properties officeooo:rsid="0041d2be" officeooo:paragraph-rsid="0041d2be"/>
    </style:style>
    <style:style style:name="P12" style:family="paragraph" style:parent-style-name="Text_20_body">
      <style:text-properties officeooo:rsid="0045102d" officeooo:paragraph-rsid="0045102d"/>
    </style:style>
    <style:style style:name="P13" style:family="paragraph" style:parent-style-name="Preformatted_20_Text">
      <style:text-properties fo:font-size="9pt" style:font-size-asian="9pt" style:font-size-complex="9pt"/>
    </style:style>
    <style:style style:name="P14" style:family="paragraph" style:parent-style-name="Preformatted_20_Text">
      <style:paragraph-properties fo:margin-top="0in" fo:margin-bottom="0.1799in" loext:contextual-spacing="false"/>
      <style:text-properties officeooo:paragraph-rsid="001d8821"/>
    </style:style>
    <style:style style:name="P15" style:family="paragraph" style:parent-style-name="Text_20_body" style:list-style-name="L1">
      <style:text-properties officeooo:rsid="004a8a31" officeooo:paragraph-rsid="004a8a31"/>
    </style:style>
    <style:style style:name="P16" style:family="paragraph" style:parent-style-name="Text_20_body" style:list-style-name="L1">
      <style:text-properties officeooo:rsid="004976a2" officeooo:paragraph-rsid="004976a2"/>
    </style:style>
    <style:style style:name="P17" style:family="paragraph" style:parent-style-name="Text_20_body" style:list-style-name="L1">
      <style:text-properties officeooo:rsid="004976a2" officeooo:paragraph-rsid="004a8a31"/>
    </style:style>
    <style:style style:name="P18" style:family="paragraph" style:parent-style-name="Text_20_body" style:list-style-name="L1">
      <style:text-properties officeooo:rsid="004976a2" officeooo:paragraph-rsid="004c1ab6"/>
    </style:style>
    <style:style style:name="P19" style:family="paragraph" style:parent-style-name="Text_20_body" style:list-style-name="L2">
      <style:text-properties officeooo:rsid="0045102d" officeooo:paragraph-rsid="0046241e"/>
    </style:style>
    <style:style style:name="P20" style:family="paragraph" style:parent-style-name="Text_20_body" style:list-style-name="L2">
      <style:text-properties officeooo:rsid="0045102d" officeooo:paragraph-rsid="0045102d"/>
    </style:style>
    <style:style style:name="P21" style:family="paragraph" style:parent-style-name="Text_20_body" style:list-style-name="L2">
      <style:text-properties fo:font-weight="normal" officeooo:rsid="0045102d" officeooo:paragraph-rsid="0046241e" style:font-weight-asian="normal" style:font-weight-complex="normal"/>
    </style:style>
    <style:style style:name="P22" style:family="paragraph" style:parent-style-name="Text_20_body" style:list-style-name="L3">
      <style:text-properties officeooo:rsid="0032abfb" officeooo:paragraph-rsid="0032abfb"/>
    </style:style>
    <style:style style:name="P23" style:family="paragraph" style:parent-style-name="Text_20_body" style:list-style-name="L3">
      <style:text-properties officeooo:rsid="00332bfb" officeooo:paragraph-rsid="00332bfb"/>
    </style:style>
    <style:style style:name="P24" style:family="paragraph" style:parent-style-name="Text_20_body" style:list-style-name="L4">
      <style:text-properties officeooo:rsid="00332bfb" officeooo:paragraph-rsid="00332bfb"/>
    </style:style>
    <style:style style:name="P25" style:family="paragraph" style:parent-style-name="Text_20_body" style:list-style-name="L5">
      <style:text-properties officeooo:paragraph-rsid="0041d2be"/>
    </style:style>
    <style:style style:name="P26" style:family="paragraph" style:parent-style-name="Heading_20_2">
      <style:text-properties officeooo:rsid="0014e46e" officeooo:paragraph-rsid="0014e46e"/>
    </style:style>
    <style:style style:name="P27" style:family="paragraph" style:parent-style-name="Heading_20_2">
      <style:text-properties officeooo:paragraph-rsid="002fdf02"/>
    </style:style>
    <style:style style:name="P28" style:family="paragraph" style:parent-style-name="Heading_20_2">
      <style:text-properties officeooo:rsid="0045102d" officeooo:paragraph-rsid="0045102d"/>
    </style:style>
    <style:style style:name="P29" style:family="paragraph" style:parent-style-name="Heading_20_1">
      <style:text-properties officeooo:rsid="0048881e" officeooo:paragraph-rsid="0048881e"/>
    </style:style>
    <style:style style:name="P30" style:family="paragraph" style:parent-style-name="Heading_20_1">
      <style:text-properties officeooo:rsid="0012235c" officeooo:paragraph-rsid="0012235c"/>
    </style:style>
    <style:style style:name="P31" style:family="paragraph" style:parent-style-name="Heading_20_1">
      <style:text-properties officeooo:paragraph-rsid="0045102d"/>
    </style:style>
    <style:style style:name="T1" style:family="text">
      <style:text-properties fo:font-style="italic" style:font-style-asian="italic" style:font-style-complex="italic"/>
    </style:style>
    <style:style style:name="T2" style:family="text">
      <style:text-properties fo:font-style="italic" officeooo:rsid="002fdf02" style:font-style-asian="italic" style:font-style-complex="italic"/>
    </style:style>
    <style:style style:name="T3" style:family="text">
      <style:text-properties officeooo:rsid="000eb158"/>
    </style:style>
    <style:style style:name="T4" style:family="text">
      <style:text-properties officeooo:rsid="00127af8"/>
    </style:style>
    <style:style style:name="T5" style:family="text">
      <style:text-properties officeooo:rsid="00146905"/>
    </style:style>
    <style:style style:name="T6" style:family="text">
      <style:text-properties officeooo:rsid="00185c1d"/>
    </style:style>
    <style:style style:name="T7" style:family="text">
      <style:text-properties officeooo:rsid="001a2907"/>
    </style:style>
    <style:style style:name="T8" style:family="text">
      <style:text-properties style:font-name="Courier New"/>
    </style:style>
    <style:style style:name="T9" style:family="text">
      <style:text-properties style:font-name="Courier New" officeooo:rsid="002aaeab"/>
    </style:style>
    <style:style style:name="T10" style:family="text">
      <style:text-properties style:font-name="Courier New" officeooo:rsid="0030547f"/>
    </style:style>
    <style:style style:name="T11" style:family="text">
      <style:text-properties style:font-name="Courier New" officeooo:rsid="00384fb0"/>
    </style:style>
    <style:style style:name="T12" style:family="text">
      <style:text-properties officeooo:rsid="001d8821"/>
    </style:style>
    <style:style style:name="T13" style:family="text">
      <style:text-properties fo:font-weight="bold" style:font-weight-asian="bold" style:font-weight-complex="bold"/>
    </style:style>
    <style:style style:name="T14" style:family="text">
      <style:text-properties officeooo:rsid="0023729d"/>
    </style:style>
    <style:style style:name="T15" style:family="text">
      <style:text-properties officeooo:rsid="00277791"/>
    </style:style>
    <style:style style:name="T16" style:family="text">
      <style:text-properties officeooo:rsid="002aaeab"/>
    </style:style>
    <style:style style:name="T17" style:family="text">
      <style:text-properties officeooo:rsid="002e4294"/>
    </style:style>
    <style:style style:name="T18" style:family="text">
      <style:text-properties officeooo:rsid="002fdf02"/>
    </style:style>
    <style:style style:name="T19" style:family="text">
      <style:text-properties officeooo:rsid="0032abfb"/>
    </style:style>
    <style:style style:name="T20" style:family="text">
      <style:text-properties officeooo:rsid="00332bfb"/>
    </style:style>
    <style:style style:name="T21" style:family="text">
      <style:text-properties officeooo:rsid="00384fb0"/>
    </style:style>
    <style:style style:name="T22" style:family="text">
      <style:text-properties officeooo:rsid="003bd951"/>
    </style:style>
    <style:style style:name="T23" style:family="text">
      <style:text-properties officeooo:rsid="003c6069"/>
    </style:style>
    <style:style style:name="T24" style:family="text">
      <style:text-properties style:text-position="sub 58%"/>
    </style:style>
    <style:style style:name="T25" style:family="text">
      <style:text-properties style:text-position="sub 58%" officeooo:rsid="00419562"/>
    </style:style>
    <style:style style:name="T26" style:family="text">
      <style:text-properties style:text-position="sub 58%" officeooo:rsid="003fde4b"/>
    </style:style>
    <style:style style:name="T27" style:family="text">
      <style:text-properties style:text-position="sub 58%" officeooo:rsid="003ebd9e"/>
    </style:style>
    <style:style style:name="T28" style:family="text">
      <style:text-properties style:text-position="sub 58%" officeooo:rsid="0041d2be"/>
    </style:style>
    <style:style style:name="T29" style:family="text">
      <style:text-properties style:text-position="sub 58%" officeooo:rsid="0042733a"/>
    </style:style>
    <style:style style:name="T30" style:family="text">
      <style:text-properties officeooo:rsid="003fde4b"/>
    </style:style>
    <style:style style:name="T31" style:family="text">
      <style:text-properties officeooo:rsid="003ebd9e"/>
    </style:style>
    <style:style style:name="T32" style:family="text">
      <style:text-properties officeooo:rsid="0043eb54"/>
    </style:style>
    <style:style style:name="T33" style:family="text">
      <style:text-properties officeooo:rsid="00443327"/>
    </style:style>
    <style:style style:name="T34" style:family="text">
      <style:text-properties officeooo:rsid="0046241e"/>
    </style:style>
    <style:style style:name="T35" style:family="text">
      <style:text-properties officeooo:rsid="004c1ab6"/>
    </style:style>
    <style:style style:name="T36" style:family="text">
      <style:text-properties officeooo:rsid="004dfa96"/>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licode Software Design Specification</text:p>
      <text:h text:style-name="Heading_20_1" text:outline-level="1"><text:bookmark-start text:name="__RefHeading___Toc111_1903247059"/>In<text:span text:style-name="T3">t</text:span>roduction<text:bookmark-end text:name="__RefHeading___Toc111_1903247059"/></text:h>
      <text:p text:style-name="P2">This document gives the software design specification which impelements the Replicode language specification in <text:span text:style-name="T1">Replicode: A Constructivist Programming Language and Paradigm,</text:span><text:note text:id="ftn1" text:note-class="footnote"><text:note-citation>1</text:note-citation><text:note-body><text:p text:style-name="Footnote"><text:a xlink:type="simple" xlink:href="https://github.com/IIIM-IS/replicode/blob/master/Replicode_A_constructivist_programming_paradigm_and_language_2013.pdf" text:style-name="Internet_20_link" text:visited-style-name="Visited_20_Internet_20_Link">https://github.com/IIIM-IS/replicode/blob/master/Replicode_A_constructivist_programming_paradigm_and_language_2013.pdf</text:a></text:p></text:note-body></text:note> <text:span text:style-name="T5">version 2.0, revision 4.</text:span> <text:span text:style-name="T5">This corresponds to version 1.2 of the</text:span> <text:span text:style-name="T5">C++ </text:span>Replicode code base.<text:note text:id="ftn2" text:note-class="footnote"><text:note-citation>2</text:note-citation><text:note-body><text:p text:style-name="Footnote"><text:a xlink:type="simple" xlink:href="https://github.com/IIIM-IS/replicode" text:style-name="Internet_20_link" text:visited-style-name="Visited_20_Internet_20_Link">https://github.com/IIIM-IS/replicode</text:a></text:p></text:note-body></text:note> <text:span text:style-name="T5">We detail the code’s classes and architecture, </text:span>and how they achieve the functionality <text:span text:style-name="T4">of</text:span> the language specification.</text:p>
      <text:p text:style-name="P3">Below, we first describe the <text:span text:style-name="T1">memory </text:span><text:span text:style-name="T2">containers</text:span> that hold objects and process jobs. These are used in the three main phases of operation: <text:span text:style-name="T1">compiler</text:span>, <text:span text:style-name="T1">executive</text:span> and <text:span text:style-name="T1">decompiler</text:span>. The compiler takes the initialization settings and seed code and loads up the memory <text:span text:style-name="T18">containers</text:span> for the executive. The executive performs the main operation by modifying, moving, creating <text:span text:style-name="T6">and deleting</text:span> objects and process jobs. Finally, the decompiler converts memory objects into human readable form for monitoring during runtime and to produce the final output when the executive finishes. <text:span text:style-name="T7">We will describe these in detail later, but first it will help to briefly describe how they function in the “Hello world” example.</text:span></text:p>
      <text:h text:style-name="Heading_20_2" text:outline-level="2">Hello world</text:h>
      <text:p text:style-name="P5">When you first build Replicode, it is ready to run the “Hello world” example. On Windows, install Visual Studio 2017 Community Edition or equivalent. In a command prompt, clone the <text:span text:style-name="T14">repository</text:span>:</text:p>
      <text:p text:style-name="P14">git clone --recursive https://github.com/IIIM-IS/replicode</text:p>
      <text:p text:style-name="P5">In Visual Studio, open the solution file <text:span text:style-name="T8">Replicode.sln</text:span> . <text:span text:style-name="T12">Press F5 to compile and run. It should print the following:</text:span></text:p>
      <text:p text:style-name="Preformatted_20_Text">&gt; compiling ...</text:p>
      <text:p text:style-name="Preformatted_20_Text">&gt; usr operators initialized</text:p>
      <text:p text:style-name="Preformatted_20_Text">&gt; user-defined operator library ./usr_operators.dll loaded</text:p>
      <text:p text:style-name="Preformatted_20_Text">&gt; ... done</text:p>
      <text:p text:style-name="Preformatted_20_Text">&gt; running for 10000 ms</text:p>
      <text:p text:style-name="Preformatted_20_Text"/>
      <text:p text:style-name="Preformatted_20_Text">0s:51ms:336us: <text:span text:style-name="T13">hello world 1</text:span></text:p>
      <text:p text:style-name="Preformatted_20_Text"/>
      <text:p text:style-name="Preformatted_20_Text">&gt; shutting rMem down...</text:p>
      <text:p text:style-name="Preformatted_20_Text">&gt; DECOMPILATION</text:p>
      <text:p text:style-name="Preformatted_20_Text">&gt; image taken at: Fri Apr 17 2020 08:29:12:768:436 GMT</text:p>
      <text:p text:style-name="Preformatted_20_Text">&gt; 0 objects</text:p>
      <text:p text:style-name="P6">The main result is to print “hello world 1”. <text:span text:style-name="T14">The details are provided below, but here we briefly describe the operation of Replicode to produce this result.</text:span></text:p>
      <text:p text:style-name="P7"><text:soft-page-break/><text:span text:style-name="T15">When initializing, Replicode loads the settings file. If not specified on the command line, the default is </text:span><text:a xlink:type="simple" xlink:href="https://github.com/IIIM-IS/replicode/blob/master/AERA/settings.xml" text:style-name="Internet_20_link" text:visited-style-name="Visited_20_Internet_20_Link"><text:span text:style-name="T15">AERA/settings.xml</text:span></text:a><text:span text:style-name="T15"> which says </text:span><text:span text:style-name="T8">source_file_name="../Test/V1.2/main.replicode"</text:span> . <text:span text:style-name="T15">In </text:span><text:a xlink:type="simple" xlink:href="https://github.com/IIIM-IS/replicode/blob/master/AERA/replicode_v1.2/main.replicode" text:style-name="Internet_20_link" text:visited-style-name="Visited_20_Internet_20_Link"><text:span text:style-name="T15">AERA/replicode_v1.2/main.replicode</text:span></text:a><text:span text:style-name="T15"> it says </text:span><text:span text:style-name="T8">!load hello.world.1.replicode</text:span> . <text:s/><text:span text:style-name="T15">And </text:span><text:a xlink:type="simple" xlink:href="https://github.com/IIIM-IS/replicode/blob/master/AERA/replicode_v1.2/hello.world.1.replicode" text:style-name="Internet_20_link" text:visited-style-name="Visited_20_Internet_20_Link"><text:span text:style-name="T15">AERA/replicode_v1.2/hello.world.1.replicode</text:span></text:a><text:span text:style-name="T15"> says the following. (More details are in the comments.)</text:span></text:p>
      <text:p text:style-name="P13">pgm0:(pgm |[] |[] |[] []</text:p>
      <text:p text:style-name="P13"><text:s text:c="3"/>(prb [1 "print" "hello world 1" |[]])</text:p>
      <text:p text:style-name="P13">1) |[]</text:p>
      <text:p text:style-name="P13"/>
      <text:p text:style-name="P13">ipgm0:(ipgm pgm0 |[] RUN_ONCE 50000us VOLATILE SILENT 1) [[SYNC_ONCE now 0 1 stdin nil 1]]</text:p>
      <text:p text:style-name="P4"><text:span text:style-name="T16">T</text:span>his is not the place to explain Replicode syntax in detail. <text:span text:style-name="T16">In brief</text:span>, <text:span text:style-name="T16">this code creates a program </text:span><text:span text:style-name="T9">pgm0</text:span><text:span text:style-name="T16"> with a command to print “hello world 1”, <text:s/>and uses </text:span><text:span text:style-name="T9">ipgm</text:span><text:span text:style-name="T16"> to instantiate this program.</text:span></text:p>
      <text:h text:style-name="P29" text:outline-level="1">Theory</text:h>
      <text:list xml:id="list3214563820" text:style-name="L1">
        <text:list-item>
          <text:p text:style-name="P15">State</text:p>
          <text:list>
            <text:list-item>
              <text:p text:style-name="P16">Prediction</text:p>
              <text:list>
                <text:list-item>
                  <text:p text:style-name="P16">Non-simulated</text:p>
                  <text:list>
                    <text:list-item>
                      <text:p text:style-name="P16">Non-simulated <text:span text:style-name="T35">state</text:span> prediction</text:p>
                    </text:list-item>
                    <text:list-item>
                      <text:p text:style-name="P16">Non-simulated <text:span text:style-name="T35">state</text:span> anti-prediction</text:p>
                    </text:list-item>
                  </text:list>
                </text:list-item>
                <text:list-item>
                  <text:p text:style-name="P16">Simulated</text:p>
                  <text:list>
                    <text:list-item>
                      <text:p text:style-name="P16">Simulated <text:span text:style-name="T35">state</text:span> prediction</text:p>
                    </text:list-item>
                    <text:list-item>
                      <text:p text:style-name="P16">Simulated <text:span text:style-name="T35">state</text:span> anti-prediction</text:p>
                    </text:list-item>
                  </text:list>
                </text:list-item>
              </text:list>
            </text:list-item>
            <text:list-item>
              <text:p text:style-name="P16">Goal</text:p>
              <text:list>
                <text:list-item>
                  <text:p text:style-name="P16">Non-simulated</text:p>
                  <text:list>
                    <text:list-item>
                      <text:p text:style-name="P16">Non-simulated <text:span text:style-name="T35">state</text:span> goal</text:p>
                    </text:list-item>
                    <text:list-item>
                      <text:p text:style-name="P16">Non-simulated <text:span text:style-name="T35">state</text:span> anti-goal</text:p>
                    </text:list-item>
                  </text:list>
                </text:list-item>
                <text:list-item>
                  <text:p text:style-name="P16">Simulated</text:p>
                  <text:list>
                    <text:list-item>
                      <text:p text:style-name="P16">Simulated <text:span text:style-name="T35">state</text:span> goal</text:p>
                    </text:list-item>
                    <text:list-item>
                      <text:p text:style-name="P16">Simulated <text:span text:style-name="T35">state</text:span> anti-goal</text:p>
                    </text:list-item>
                  </text:list>
                </text:list-item>
              </text:list>
            </text:list-item>
          </text:list>
        </text:list-item>
        <text:list-item>
          <text:p text:style-name="P15">Command</text:p>
          <text:list>
            <text:list-item>
              <text:p text:style-name="P17">Prediction</text:p>
              <text:list>
                <text:list-item>
                  <text:p text:style-name="P17">Non-simulated</text:p>
                  <text:list>
                    <text:list-item>
                      <text:p text:style-name="P17">Non-simulated <text:span text:style-name="T35">command</text:span> prediction</text:p>
                    </text:list-item>
                    <text:list-item>
                      <text:p text:style-name="P18">Non-simulated <text:span text:style-name="T35">command</text:span> anti-prediction</text:p>
                    </text:list-item>
                  </text:list>
                </text:list-item>
                <text:list-item>
                  <text:p text:style-name="P17"><text:soft-page-break/>Simulated</text:p>
                  <text:list>
                    <text:list-item>
                      <text:p text:style-name="P18">Simulated <text:span text:style-name="T35">command</text:span> prediction</text:p>
                    </text:list-item>
                    <text:list-item>
                      <text:p text:style-name="P18">Simulated <text:span text:style-name="T35">command</text:span> anti-prediction</text:p>
                    </text:list-item>
                  </text:list>
                </text:list-item>
              </text:list>
            </text:list-item>
            <text:list-item>
              <text:p text:style-name="P17">Goal</text:p>
              <text:list>
                <text:list-item>
                  <text:p text:style-name="P17">Non-simulated</text:p>
                  <text:list>
                    <text:list-item>
                      <text:p text:style-name="P18">Non-simulated <text:span text:style-name="T35">command</text:span> goal</text:p>
                    </text:list-item>
                    <text:list-item>
                      <text:p text:style-name="P18">Non-simulated <text:span text:style-name="T35">command</text:span> anti-goal</text:p>
                    </text:list-item>
                  </text:list>
                </text:list-item>
                <text:list-item>
                  <text:p text:style-name="P17">Simulated</text:p>
                  <text:list>
                    <text:list-item>
                      <text:p text:style-name="P18">Simulated <text:span text:style-name="T35">command</text:span> goal</text:p>
                    </text:list-item>
                    <text:list-item>
                      <text:p text:style-name="P18">Simulated <text:span text:style-name="T35">command</text:span> anti-goal</text:p>
                    </text:list-item>
                  </text:list>
                </text:list-item>
              </text:list>
            </text:list-item>
          </text:list>
        </text:list-item>
        <text:list-item>
          <text:p text:style-name="P15">Instantiated model <text:span text:style-name="T35">(imdl)</text:span></text:p>
          <text:list>
            <text:list-item>
              <text:p text:style-name="P17">Prediction</text:p>
              <text:list>
                <text:list-item>
                  <text:p text:style-name="P17">Non-simulated</text:p>
                  <text:list>
                    <text:list-item>
                      <text:p text:style-name="P17">Non-simulated <text:span text:style-name="T35">imdl</text:span> prediction</text:p>
                    </text:list-item>
                    <text:list-item>
                      <text:p text:style-name="P18">Non-simulated <text:span text:style-name="T35">imdl</text:span> anti-prediction</text:p>
                    </text:list-item>
                  </text:list>
                </text:list-item>
                <text:list-item>
                  <text:p text:style-name="P17">Simulated</text:p>
                  <text:list>
                    <text:list-item>
                      <text:p text:style-name="P18">Simulated <text:span text:style-name="T35">imdl</text:span> prediction</text:p>
                    </text:list-item>
                    <text:list-item>
                      <text:p text:style-name="P18">Simulated <text:span text:style-name="T35">imdl</text:span> anti-prediction</text:p>
                    </text:list-item>
                  </text:list>
                </text:list-item>
              </text:list>
            </text:list-item>
            <text:list-item>
              <text:p text:style-name="P17">Goal</text:p>
              <text:list>
                <text:list-item>
                  <text:p text:style-name="P17">Non-simulated</text:p>
                  <text:list>
                    <text:list-item>
                      <text:p text:style-name="P18">Non-simulated <text:span text:style-name="T35">imdl</text:span> goal</text:p>
                    </text:list-item>
                    <text:list-item>
                      <text:p text:style-name="P18">Non-simulated <text:span text:style-name="T35">imdl</text:span> anti-goal</text:p>
                    </text:list-item>
                  </text:list>
                </text:list-item>
                <text:list-item>
                  <text:p text:style-name="P17">Simulated</text:p>
                  <text:list>
                    <text:list-item>
                      <text:p text:style-name="P18">Simulated <text:span text:style-name="T35">imdl</text:span> goal</text:p>
                    </text:list-item>
                    <text:list-item>
                      <text:p text:style-name="P18">Simulated <text:span text:style-name="T35">imdl</text:span> anti-goal</text:p>
                    </text:list-item>
                  </text:list>
                </text:list-item>
              </text:list>
            </text:list-item>
          </text:list>
        </text:list-item>
      </text:list>
      <text:h text:style-name="P30" text:outline-level="1"><text:soft-page-break/>Memory <text:span text:style-name="T18">containers</text:span></text:h>
      <text:h text:style-name="P26" text:outline-level="2">Groups</text:h>
      <text:h text:style-name="P27" text:outline-level="2">Reduction job queue</text:h>
      <text:h text:style-name="Heading_20_2" text:outline-level="2">Time job queue</text:h>
      <text:h text:style-name="P28" text:outline-level="2">How do I reference thee? Let me count the ways</text:h>
      <text:p text:style-name="P12">Replicode uses various ways to reference an object.</text:p>
      <text:list xml:id="list4150610549" text:style-name="L2">
        <text:list-item>
          <text:p text:style-name="P19">Memory pointer: <text:span text:style-name="T34">When running, objects reference other objects by memory pointer. The OID, label or other identifier of the referenced object doesn’t matter.</text:span></text:p>
        </text:list-item>
        <text:list-item>
          <text:p text:style-name="P21">Label:</text:p>
        </text:list-item>
        <text:list-item>
          <text:p text:style-name="P20">Compiler list index:</text:p>
        </text:list-item>
        <text:list-item>
          <text:p text:style-name="P20">Runtime object store index:</text:p>
        </text:list-item>
        <text:list-item>
          <text:p text:style-name="P20">OID:</text:p>
        </text:list-item>
        <text:list-item>
          <text:p text:style-name="P20">De<text:span text:style-name="T36">tail</text:span> OID:</text:p>
        </text:list-item>
        <text:list-item>
          <text:p text:style-name="P20">RawPointer:</text:p>
        </text:list-item>
        <text:list-item>
          <text:p text:style-name="P20">SysObject references pointer:</text:p>
        </text:list-item>
      </text:list>
      <text:h text:style-name="P31" text:outline-level="1"><text:bookmark-start text:name="__RefHeading___Toc113_1903247059"/>Compiler <text:span text:style-name="T5">and initialization</text:span><text:bookmark-end text:name="__RefHeading___Toc113_1903247059"/></text:h>
      <text:h text:style-name="Heading_20_1" text:outline-level="1"><text:bookmark-start text:name="__RefHeading___Toc115_1903247059"/>Executive <text:span text:style-name="T17">and Auto Focus</text:span><text:bookmark-end text:name="__RefHeading___Toc115_1903247059"/></text:h>
      <text:h text:style-name="Heading_20_2" text:outline-level="2">Controllers</text:h>
      <text:p text:style-name="P8">Each model, composite state, or program has a <text:span text:style-name="T20">C</text:span>ontroller created for it. The <text:span text:style-name="T20">C</text:span>ontroller <text:span text:style-name="T19">can </text:span>hold state such as the set of requirements for a model. Each <text:span text:style-name="T20">C</text:span>ontroller has a method <text:span text:style-name="T8">reduce(input)</text:span>. <text:span text:style-name="T19">This method is called upon running the ReductionJob or TimeJob which was created for it. The </text:span><text:span text:style-name="T8">reduce(input)</text:span><text:span text:style-name="T19"> method operates on these inputs:</text:span></text:p>
      <text:list xml:id="list1391238337" text:style-name="L3">
        <text:list-item>
          <text:p text:style-name="P22">The <text:span text:style-name="T8">input</text:span> parameter, which was stored in the ReductionJob or TimeJob, <text:span text:style-name="T20">for example a newly injected Fact.</text:span></text:p>
        </text:list-item>
        <text:list-item>
          <text:p text:style-name="P23">The state of the controller at invocation.</text:p>
        </text:list-item>
        <text:list-item>
          <text:p text:style-name="P23">Objects pointed to by the controller. The <text:s/><text:span text:style-name="T10">reduce(input)</text:span><text:span text:style-name="T19"> method </text:span>does not <text:span text:style-name="T22">otherwise</text:span> scan the global memory for objects <text:span text:style-name="T22">to process</text:span>.</text:p>
        </text:list-item>
      </text:list>
      <text:p text:style-name="P9"><text:soft-page-break/>The <text:s/><text:span text:style-name="T10">reduce(input)</text:span><text:span text:style-name="T19"> method </text:span>has these outputs:</text:p>
      <text:list xml:id="list4146446618" text:style-name="L4">
        <text:list-item>
          <text:p text:style-name="P24">Updated state of the controller, including new objects (such as model requirements) which are not injected into global memory.</text:p>
        </text:list-item>
        <text:list-item>
          <text:p text:style-name="P24">Modification of existing objects (such as a model success rate).</text:p>
        </text:list-item>
        <text:list-item>
          <text:p text:style-name="P24">New objects which are injected into global memory. <text:span text:style-name="T23">These may include mk.rdx notification objects which list the inputs and outputs of the reduction, as described in section “Notification of Reduction” of the Replicode language specification. As explained below, the global memory is just a memory management mechanism – to be processed, the object must be an input to a ReductionJob or TimeJob.</text:span></text:p>
        </text:list-item>
        <text:list-item>
          <text:p text:style-name="P24"><text:span text:style-name="T21">New</text:span> ReductionJob<text:span text:style-name="T21">s</text:span> or TimeJob<text:span text:style-name="T21">s</text:span> <text:span text:style-name="T21">to process each newly injected object</text:span>. <text:span text:style-name="T21">Effectively, a job is a dispatched call to </text:span><text:span text:style-name="T11">controller-&gt;reduce(input)</text:span><text:span text:style-name="T21"> for each controller which may be able to process the input. A ReductionJob is to be run as soon as possible. A TimeJob is given a target time to run later.</text:span></text:p>
        </text:list-item>
      </text:list>
      <text:p text:style-name="P11">At the highest level, this outlines the following example explanations:</text:p>
      <text:list xml:id="list4219591252" text:style-name="L5">
        <text:list-item>
          <text:p text:style-name="P25"><text:span text:style-name="T31">“What made object O</text:span><text:span text:style-name="T29">x</text:span><text:span text:style-name="T31">?” “At time T</text:span><text:span text:style-name="T25">1</text:span><text:span text:style-name="T31">, controller C</text:span><text:span text:style-name="T25">1</text:span><text:span text:style-name="T31"> did a reduction on input object O</text:span><text:span text:style-name="T25">1</text:span><text:span text:style-name="T31">”. </text:span></text:p>
        </text:list-item>
        <text:list-item>
          <text:p text:style-name="P25"><text:span text:style-name="T31">“What invoked that reduction?” “The executive ran the ReductionJob which was created for the controller and input at time T</text:span><text:span text:style-name="T27">2</text:span><text:span text:style-name="T31"> when controller C</text:span><text:span text:style-name="T27">2</text:span><text:span text:style-name="T31"> (possibly the same controller) did a reduction on input O</text:span><text:span text:style-name="T27">2</text:span><text:span text:style-name="T31">”.</text:span></text:p>
        </text:list-item>
        <text:list-item>
          <text:p text:style-name="P25"><text:span text:style-name="T31">“What made controller C</text:span><text:span text:style-name="T25">1</text:span><text:span text:style-name="T31">?” “It was made as the controller for model M</text:span><text:span text:style-name="T26">1</text:span><text:span text:style-name="T30"> which was made at time T</text:span><text:span text:style-name="T25">3</text:span><text:span text:style-name="T31"> when controller C</text:span><text:span text:style-name="T28">3</text:span><text:span text:style-name="T31"> did a reduction on input O</text:span><text:span text:style-name="T27">3</text:span><text:span text:style-name="T31">”.</text:span></text:p>
        </text:list-item>
      </text:list>
      <text:p text:style-name="P10">There could be more <text:span text:style-name="T32">detailed </text:span>questions like “Why did the reduction make object O<text:span text:style-name="T24">x</text:span>?” <text:span text:style-name="T33">B</text:span>ut since a single reduction runs almost instantly, all the outputs and changes are determined by the input object and the state of the controller and <text:span text:style-name="T33">the state of the objects it points to</text:span> when invoked. <text:span text:style-name="T32">Thus, more detailed questions can be explained by standard static function tracing.</text:span></text:p>
      <text:h text:style-name="Heading_20_1" text:outline-level="1"><text:bookmark-start text:name="__RefHeading___Toc121_1903247059"/>Decompiler <text:span text:style-name="T5">and output</text:span><text:bookmark-end text:name="__RefHeading___Toc121_1903247059"/></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402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2in" loext:contextual-spacing="tru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7:44:28.475000000</meta:creation-date>
    <meta:generator>LibreOffice/6.2.4.2$Windows_X86_64 LibreOffice_project/2412653d852ce75f65fbfa83fb7e7b669a126d64</meta:generator>
    <dc:date>2021-06-28T17:26:37.412000000</dc:date>
    <meta:editing-duration>PT14H42M44S</meta:editing-duration>
    <meta:editing-cycles>57</meta:editing-cycles>
    <meta:document-statistic meta:table-count="0" meta:image-count="0" meta:object-count="0" meta:page-count="5" meta:paragraph-count="105" meta:word-count="1040" meta:character-count="6962" meta:non-whitespace-character-count="6004"/>
  </office:meta>
</office:document-meta>
</file>